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omplexContentImpl.arraySetterHelper( StringEnumAbstractBase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XmlObject [ ] sources , QName elemNam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4">
            <text:p text:style-name="Table_20_Contents">34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XmlComplexContentImpl.arraySetterHelper( QName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QName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boolean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update_from_complex_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ComplexContentImpl.arraySetterHelper( StringEnumAbstractBase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get_default_element_text( QName el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ComplexContentImpl.arraySetterHelper( GDuration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GDate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BigInteger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boolean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byte [ ]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BigDecimal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unionArraySetterHelper( Object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long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double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unionArraySetterHelper( Object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byte [ ]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GDuration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value_hash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mplexContentImpl.arraySetterHelper( Calendar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short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Calendar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BigDecimal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double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GDate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byte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get_default_attribute_text( QName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mplexContentImpl.arraySetterHelper( byte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is_child_element_order_se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mplexContentImpl.arraySetterHelper( long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compute_text( NamespaceManager n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ComplexContentImpl.arraySetterHelper( Date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float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new_vis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mplexContentImpl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ComplexContentImpl.arraySetterHelper( int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List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set_String( String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ComplexContentImpl.arraySetterHelper( XmlObject [ ] sources , QName elemName , QNameSet se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4">
            <text:p text:style-name="Table_20_Contents">34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XmlComplexContentImpl.arraySetterHelper( Date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String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short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ComplexContentImpl.arraySetterHelper( String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equal_to( XmlObject complex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ComplexContentImpl.arraySetterHelper( int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float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XmlComplexContentImpl( Schem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omplexContentImpl.get_elementflags( QName elt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ComplexContentImpl.set_text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ComplexContentImpl.arraySetterHelper( List [ ] sources , QName elem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ComplexContentImpl.arraySetterHelper( BigInteger [ ] sources , QName elemName , QNameSet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